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6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9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4pt" style:font-name-asian="Segoe UI" style:font-size-asian="8.5pt" style:font-name-complex="Segoe UI" style:font-size-complex="8.5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8.5pt" style:font-name-asian="Segoe UI" style:font-size-asian="8.5pt" style:font-name-complex="Segoe UI" style:font-size-complex="8.5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7" style:family="text">
      <style:text-properties fo:color="#000000" style:text-position="super 58%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0000" style:font-name="Segoe UI Semibold" fo:font-size="28pt" style:font-name-asian="Segoe UI" style:font-size-asian="28pt" style:font-name-complex="Segoe UI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57cm" svg:y="0.724cm">
          <draw:text-box>
            <text:p text:style-name="P1"><text:span text:style-name="T1">EPISTLE</text:span></text:p>
            <text:p text:style-name="P1"><text:span text:style-name="T2">Philippians 1:2–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4.384cm" svg:height="7.766cm" svg:x="1.778cm" svg:y="1.016cm">
          <draw:text-box>
            <text:p text:style-name="P4"><text:span text:style-name="T3">2</text:span><text:span text:style-name="T4">Grace to you and peace from God our Father and the Lord Jesus Christ. </text:span><text:span text:style-name="T5">3</text:span><text:span text:style-name="T6">I thank my God in all my remembrance of you, </text:span><text:span text:style-name="T5">4</text:span><text:span text:style-name="T6">always in every prayer of mine for you all making my prayer with joy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2" draw:layer="layout" svg:width="24.384cm" svg:height="7.766cm" svg:x="1.778cm" svg:y="1.016cm">
          <draw:text-box>
            <text:p text:style-name="P4"><text:span text:style-name="T7">5</text:span><text:span text:style-name="T6">because of your partnership in the gospel from the first day until now.</text:span><text:span text:style-name="T8"> </text:span><text:span text:style-name="T5">6</text:span><text:span text:style-name="T6">And I am sure of this, that he who began a good work in you will bring it to completion at the day of Jesus Chr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7" draw:layer="layout" svg:width="25.146cm" svg:height="7.918cm" svg:x="1.27cm" svg:y="0.718cm">
          <draw:text-box>
            <text:p text:style-name="P4"><text:span text:style-name="T5">7</text:span><text:span text:style-name="T6">It is right for me to feel this way about you all, because I hold you in my heart, for you are all partakers with me of grace, both in my imprisonment and in the defense and confirmation of the gospe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5" draw:text-style-name="P8" draw:layer="layout" svg:width="25.146cm" svg:height="6.648cm" svg:x="1.27cm" svg:y="0.718cm">
          <draw:text-box>
            <text:p text:style-name="P4"><text:span text:style-name="T5">8</text:span><text:span text:style-name="T6">For God is my witness, how I yearn for you all with the affection of Christ Jesus. </text:span><text:span text:style-name="T5">9</text:span><text:span text:style-name="T6">And it is my prayer that your love may abound more and more, with knowledge and all discernmen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8" draw:layer="layout" svg:width="25.146cm" svg:height="7.766cm" svg:x="1.27cm" svg:y="0.718cm">
          <draw:text-box>
            <text:p text:style-name="P4"><text:span text:style-name="T5">10</text:span><text:span text:style-name="T6">so that you may approve what is excellent, and so be pure and blameless for the day of Christ, </text:span><text:span text:style-name="T5">11</text:span><text:span text:style-name="T6">filled with the fruit of righteousness that comes through Jesus Christ, to the glory and praise of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2:01:17.587000000</meta:creation-date>
    <dc:title>Blue template</dc:title>
    <meta:editing-duration>PT6M25S</meta:editing-duration>
    <meta:editing-cycles>5</meta:editing-cycles>
    <meta:generator>LibreOffice/6.0.6.2$Windows_X86_64 LibreOffice_project/0c292870b25a325b5ed35f6b45599d2ea4458e77</meta:generator>
    <dc:date>2018-12-05T23:19:07.418000000</dc:date>
    <meta:document-statistic meta:object-count="39"/>
  </office:meta>
</office:document-meta>
</file>